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MatchersTest.doesNotEndWith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MatchersTest.startsWith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MatchersTest.contain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MatchersTest.doesNotStartWith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MatchersTest.nullContains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MatchersTest.matchesReg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MatchersTest.nullEndsWi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MatchersTest.nullDoesNotMatchReg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MatchersTest.stringDoesNotCont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MatchersTest.endsWith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MatchersTest.nullStartsWi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MatchersTest.doesNotMatchReg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